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87a0a"/>
    </style:style>
    <style:style style:name="P3" style:family="paragraph" style:parent-style-name="Text_20_body">
      <style:paragraph-properties fo:text-align="start" style:justify-single-word="false"/>
      <style:text-properties fo:font-weight="bold"/>
    </style:style>
    <style:style style:name="P4" style:family="paragraph" style:parent-style-name="Text_20_body">
      <style:paragraph-properties fo:text-align="start" style:justify-single-word="false"/>
      <style:text-properties officeooo:rsid="001984fa"/>
    </style:style>
    <style:style style:name="P5" style:family="paragraph" style:parent-style-name="Standard">
      <style:text-properties officeooo:rsid="0019a114" officeooo:paragraph-rsid="0019a114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rsid="00187a0a"/>
    </style:style>
    <style:style style:name="T1" style:family="text">
      <style:text-properties fo:font-weight="bold"/>
    </style:style>
    <style:style style:name="T2" style:family="text">
      <style:text-properties fo:font-weight="bold" officeooo:rsid="001984fa"/>
    </style:style>
    <style:style style:name="T3" style:family="text">
      <style:text-properties officeooo:rsid="00187a0a"/>
    </style:style>
    <style:style style:name="T4" style:family="text">
      <style:text-properties officeooo:rsid="00198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 ¿<text:span text:style-name="T3">Quina es la quota mitjana y las vendes mitjanas de tots els empleats?</text:span></text:p>
      <text:p text:style-name="P2"/>
      <text:p text:style-name="P1"><text:span text:style-name="T1">2</text:span> <text:span text:style-name="T3">Trobar l'import mitjà de comandes</text:span>,<text:span text:style-name="T3">l'import total de comandes i el preu mig de venda.</text:span></text:p>
      <text:p text:style-name="P1"><text:span text:style-name="T1"/></text:p>
      <text:p text:style-name="P1"><text:span text:style-name="T1">3</text:span> <text:span text:style-name="T3">Trobar el preu mitjà dels productes del fabricant aci.</text:span></text:p>
      <text:p text:style-name="P2"/>
      <text:p text:style-name="P1"><text:span text:style-name="T1">4</text:span> <text:span text:style-name="T3">Quin es l'import total de les comandes realizades per l'empleat amb identificador 105?</text:span></text:p>
      <text:p text:style-name="P1"/>
      <text:p text:style-name="P1"><text:span text:style-name="T1">5</text:span> <text:span text:style-name="T3">Trobar la data en que es va realitzar la primera comando.</text:span></text:p>
      <text:p text:style-name="P2"/>
      <text:p text:style-name="P1"><text:span text:style-name="T1">6</text:span> <text:span text:style-name="T3">Trobar quantes comandes hi ha de més 25000.</text:span></text:p>
      <text:p text:style-name="P3"/>
      <text:p text:style-name="P1"><text:span text:style-name="T1">7</text:span> L<text:span text:style-name="T3">l</text:span>istar <text:span text:style-name="T3">quants empleats estan assignats a cada oficina, indicar el identificador d'oficina, i quants té assignats.</text:span></text:p>
      <text:p text:style-name="P2"/>
      <text:p text:style-name="P1"><text:span text:style-name="T1">8</text:span> <text:span text:style-name="T4">Per a cada empleat, identificador, import venut a cada client, identificador de client.</text:span></text:p>
      <text:p text:style-name="P4"/>
      <text:p text:style-name="P1"><text:span text:style-name="T1">9</text:span> <text:span text:style-name="T4">Per a cada empleat on les comandes sumin més de 30000, trobar l'import mitjà de cada comanda.</text:span></text:p>
      <text:p text:style-name="P4"/>
      <text:p text:style-name="P1"><text:span text:style-name="T1">1</text:span><text:span text:style-name="T2">0</text:span> <text:span text:style-name="T4">Quina quantitat d'oficines tenen empleats amb vendes superiors a la seva quota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2:13:16.239388007</meta:creation-date>
    <dc:date>2016-11-21T17:03:11.377000000</dc:date>
    <meta:editing-duration>PT11M59S</meta:editing-duration>
    <meta:editing-cycles>4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0" meta:word-count="136" meta:character-count="788" meta:non-whitespace-character-count="662"/>
  </office:meta>
</office:document-meta>
</file>